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4pt"/>
    </style:style>
    <style:style style:name="co2" style:family="table-column">
      <style:table-column-properties fo:break-before="auto" style:column-width="209.2pt"/>
    </style:style>
    <style:style style:name="co3" style:family="table-column">
      <style:table-column-properties fo:break-before="auto" style:column-width="50.2pt"/>
    </style:style>
    <style:style style:name="co4" style:family="table-column">
      <style:table-column-properties fo:break-before="auto" style:column-width="125.6pt"/>
    </style:style>
    <style:style style:name="co5" style:family="table-column">
      <style:table-column-properties fo:break-before="auto" style:column-width="63.24pt"/>
    </style:style>
    <style:style style:name="co6" style:family="table-column">
      <style:table-column-properties fo:break-before="auto" style:column-width="123.51pt"/>
    </style:style>
    <style:style style:name="co7" style:family="table-column">
      <style:table-column-properties fo:break-before="auto" style:column-width="62.45pt"/>
    </style:style>
    <style:style style:name="co8" style:family="table-column">
      <style:table-column-properties fo:break-before="auto" style:column-width="108.91pt"/>
    </style:style>
    <style:style style:name="co9" style:family="table-column">
      <style:table-column-properties fo:break-before="auto" style:column-width="60.15pt"/>
    </style:style>
    <style:style style:name="co10" style:family="table-column">
      <style:table-column-properties fo:break-before="auto" style:column-width="125.21pt"/>
    </style:style>
    <style:style style:name="co11" style:family="table-column">
      <style:table-column-properties fo:break-before="auto" style:column-width="59.4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99pt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99pt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2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fff200" style:diagonal-bl-tr="none" style:diagonal-tl-br="none" style:text-align-source="value-type" style:repeat-content="false" fo:wrap-option="no-wrap" fo:border-left="none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12"/>
        <table:table-column table:style-name="co5" table:default-cell-style-name="ce9"/>
        <table:table-column table:style-name="co6" table:default-cell-style-name="ce12"/>
        <table:table-column table:style-name="co7" table:default-cell-style-name="ce9"/>
        <table:table-column table:style-name="co8" table:default-cell-style-name="ce12"/>
        <table:table-column table:style-name="co9" table:default-cell-style-name="ce9"/>
        <table:table-column table:style-name="co10" table:default-cell-style-name="ce9"/>
        <table:table-column table:style-name="co11" table:default-cell-style-name="ce17"/>
        <table:table-row table:style-name="ro1" table:number-rows-repeated="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Mfr. Part. No.</text:p>
          </table:table-cell>
          <table:table-cell table:style-name="ce8" office:value-type="string" calcext:value-type="string">
            <text:p>Descr.</text:p>
          </table:table-cell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Digikey L.</text:p>
          </table:table-cell>
          <table:table-cell table:style-name="ce8" office:value-type="string" calcext:value-type="string">
            <text:p>Digikey P.</text:p>
          </table:table-cell>
          <table:table-cell table:style-name="ce8" office:value-type="string" calcext:value-type="string">
            <text:p>Mouser L.</text:p>
          </table:table-cell>
          <table:table-cell table:style-name="ce8" office:value-type="string" calcext:value-type="string">
            <text:p>Mouser P.</text:p>
          </table:table-cell>
          <table:table-cell table:style-name="ce8" office:value-type="string" calcext:value-type="string">
            <text:p>Farnell L.</text:p>
          </table:table-cell>
          <table:table-cell table:style-name="ce8" office:value-type="string" calcext:value-type="string">
            <text:p>Farnell P.</text:p>
          </table:table-cell>
          <table:table-cell table:style-name="ce8" office:value-type="string" calcext:value-type="string">
            <text:p>conrad l.</text:p>
          </table:table-cell>
          <table:table-cell table:style-name="ce2" office:value-type="string" calcext:value-type="string">
            <text:p>conrad p.</text:p>
          </table:table-cell>
        </table:table-row>
        <table:table-row table:style-name="ro2">
          <table:table-cell office:value-type="string" calcext:value-type="string">
            <text:p>mcp16331CH</text:p>
          </table:table-cell>
          <table:table-cell office:value-type="string" calcext:value-type="string">
            <text:p>50V 500mA buck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de/product-detail/en/microchip-technology/MCP16331T-E-CH/MCP16331T-E-CHCT-ND/4972815" xlink:type="simple">https://www.digikey.de/product-detail/en/microchip-technology/MCP16331T-E-CH/MCP16331T-E-CHCT-ND/4972815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u.mouser.com/ProductDetail/Microchip-Technology/MCP16331T-E-CH?qs=sGAEpiMZZMsF1ODjcwEocDJOAjoR2UmipM2JEOf5XoI%3D" xlink:type="simple">https://eu.mouser.com/ProductDetail/Microchip-Technology/MCP16331T-E-CH?qs=sGAEpiMZZMsF1ODjcwEocDJOAjoR2UmipM2JEOf5XoI%3D</text:a>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<text:a xlink:href="https://de.farnell.com/microchip/mcp16331t-e-ch/50v-nicht-synch-abw-rtsspannungsregler/dp/2448515?st=mcp16331" xlink:type="simple">https://de.farnell.com/microchip/mcp16331t-e-ch/50v-nicht-synch-abw-rtsspannungsregler/dp/2448515?st=mcp16331</text:a>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n65hvd232</text:p>
          </table:table-cell>
          <table:table-cell table:style-name="ce10" office:value-type="string" calcext:value-type="string">
            <text:p>can driver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<text:a xlink:href="https://www.digikey.de/product-detail/en/texas-instruments/SN65HVD232DR/296-26344-1-ND/2254978" xlink:type="simple">https://www.digikey.de/product-detail/en/texas-instruments/SN65HVD232DR/296-26344-1-ND/2254978</text:a></text:p>
          </table:table-cell>
          <table:table-cell table:style-name="ce10" office:value-type="float" office:value="16.07" calcext:value-type="float">
            <text:p>16.07</text:p>
          </table:table-cell>
          <table:table-cell table:style-name="ce13" office:value-type="string" calcext:value-type="string">
            <text:p><text:a xlink:href="https://eu.mouser.com/ProductDetail/Texas-Instruments/SN65HVD232DR?qs=sGAEpiMZZMuo%252BmZx5g6tFL5kWJ52EgZi" xlink:type="simple">https://eu.mouser.com/ProductDetail/Texas-Instruments/SN65HVD232DR?qs=sGAEpiMZZMuo%252BmZx5g6tFL5kWJ52EgZi</text:a></text:p>
          </table:table-cell>
          <table:table-cell table:style-name="ce10" office:value-type="float" office:value="14.4" calcext:value-type="float">
            <text:p>14.4</text:p>
          </table:table-cell>
          <table:table-cell table:style-name="ce13" office:value-type="string" calcext:value-type="string">
            <text:p><text:a xlink:href="https://de.farnell.com/texas-instruments/sn65hvd232d/can-transceiver-65hvd232-soic8/dp/1103107?st=sn65hvd232" xlink:type="simple">https://de.farnell.com/texas-instruments/sn65hvd232d/can-transceiver-65hvd232-soic8/dp/1103107?st=sn65hvd232</text:a></text:p>
          </table:table-cell>
          <table:table-cell table:style-name="ce10" office:value-type="float" office:value="19.6" calcext:value-type="float">
            <text:p>19.6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2">
          <table:table-cell table:style-name="ce5" office:value-type="string" calcext:value-type="string">
            <text:p>SMCJ26CA</text:p>
          </table:table-cell>
          <table:table-cell office:value-type="string" calcext:value-type="string">
            <text:p>tvs diode 26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de/product-detail/en/littelfuse-inc/SMCJ26CA/SMCJ26CALFDKR-ND/1817235" xlink:type="simple">https://www.digikey.de/product-detail/en/littelfuse-inc/SMCJ26CA/SMCJ26CALFDKR-ND/1817235</text:a>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<text:a xlink:href="https://eu.mouser.com/ProductDetail/Bourns/SMCJ26CA?qs=sGAEpiMZZMtadyunAd%252B8Z02wvYW6BnQn" xlink:type="simple">https://eu.mouser.com/ProductDetail/Bourns/SMCJ26CA?qs=sGAEpiMZZMtadyunAd%252B8Z02wvYW6BnQn</text:a>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<text:a xlink:href="https://de.farnell.com/littelfuse/smcj26ca/tvs-diode-1-5kw-26v-bidir-do-214ab/dp/2762836?st=SMCJ26CA" xlink:type="simple">https://de.farnell.com/littelfuse/smcj26ca/tvs-diode-1-5kw-26v-bidir-do-214ab/dp/2762836?st=SMCJ26CA</text:a></text:p>
          </table:table-cell>
          <table:table-cell office:value-type="float" office:value="5.05" calcext:value-type="float">
            <text:p>5.0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USBLC6-2SC6</text:p>
          </table:table-cell>
          <table:table-cell table:style-name="ce10" office:value-type="string" calcext:value-type="string">
            <text:p>logic level tvs diode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<text:a xlink:href="https://www.digikey.de/product-detail/en/stmicroelectronics/USBLC6-2SC6/497-5235-1-ND/1121688" xlink:type="simple">https://www.digikey.de/product-detail/en/stmicroelectronics/USBLC6-2SC6/497-5235-1-ND/1121688</text:a></text:p>
          </table:table-cell>
          <table:table-cell table:style-name="ce10" office:value-type="float" office:value="3.56" calcext:value-type="float">
            <text:p>3.56</text:p>
          </table:table-cell>
          <table:table-cell table:style-name="ce13" office:value-type="string" calcext:value-type="string">
            <text:p><text:a xlink:href="https://eu.mouser.com/ProductDetail/STMicroelectronics/USBLC6-2SC6?qs=sGAEpiMZZMvxHShE6Whpu%2FcIE2H5IOBdvREMGHqn6h0%3D" xlink:type="simple">https://eu.mouser.com/ProductDetail/STMicroelectronics/USBLC6-2SC6?qs=sGAEpiMZZMvxHShE6Whpu%2FcIE2H5IOBdvREMGHqn6h0%3D</text:a></text:p>
          </table:table-cell>
          <table:table-cell table:style-name="ce10" office:value-type="float" office:value="3.27" calcext:value-type="float">
            <text:p>3.27</text:p>
          </table:table-cell>
          <table:table-cell table:style-name="ce13" office:value-type="string" calcext:value-type="string">
            <text:p><text:a xlink:href="https://de.farnell.com/stmicroelectronics/usblc6-2sc6/esd-schutzdiode-3-5pf-17v-sot23/dp/1269406?st=USBLC6-2SC6" xlink:type="simple">https://de.farnell.com/stmicroelectronics/usblc6-2sc6/esd-schutzdiode-3-5pf-17v-sot23/dp/1269406?st=USBLC6-2SC6</text:a></text:p>
          </table:table-cell>
          <table:table-cell table:style-name="ce10" office:value-type="float" office:value="3.75" calcext:value-type="float">
            <text:p>3.75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2">
          <table:table-cell table:style-name="ce5" office:value-type="string" calcext:value-type="string">
            <text:p>LD09S13A4GX00LF</text:p>
          </table:table-cell>
          <table:table-cell office:value-type="string" calcext:value-type="string">
            <text:p>dsub connector 9 p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de/product-detail/en/amphenol-icc-fci/LD09S13A4GX00LF/609-5189-ND/4997291" xlink:type="simple">https://www.digikey.de/product-detail/en/amphenol-icc-fci/LD09S13A4GX00LF/609-5189-ND/4997291</text:a>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<text:a xlink:href="https://eu.mouser.com/ProductDetail/Amphenol-FCI/LD09S13A4GX00LF?qs=%2Fha2pyFaduizuYxbdM3zfl%252BxdCTXJOLeew0ZlmYM0NSkOwsY9uCbuA%3D%3D" xlink:type="simple">https://eu.mouser.com/ProductDetail/Amphenol-FCI/LD09S13A4GX00LF?qs=%2Fha2pyFaduizuYxbdM3zfl%252BxdCTXJOLeew0ZlmYM0NSkOwsY9uCbuA%3D%3D</text:a>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<text:a xlink:href="https://de.farnell.com/amphenol-icc-fci/ld09s13a4gx00lf/d-sub-conn-rcpt-r-a-9pos-th/dp/2892491?ost=LD09S13A4GX00LF&amp;ddkey=https%3Ade-DE%2FElement14_Germany%2Fsearch" xlink:type="simple">https://de.farnell.com/amphenol-icc-fci/ld09s13a4gx00lf/d-sub-conn-rcpt-r-a-9pos-th/dp/2892491?ost=LD09S13A4GX00LF&amp;ddkey=https%3Ade-DE%2FElement14_Germany%2Fsearch</text:a></text:p>
          </table:table-cell>
          <table:table-cell office:value-type="float" office:value="8.57" calcext:value-type="float">
            <text:p>8.5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6" office:value-type="string" calcext:value-type="string">
            <text:p><text:a xlink:href="http://www.ti.com/general/docs/suppproductinfo.tsp?distId=10&amp;gotoUrl=http%3A%2F%2Fwww.ti.com%2Flit%2Fgpn%2Fsn74ahc1g04" xlink:type="simple">SN74AHC1G04</text:a></text:p>
          </table:table-cell>
          <table:table-cell table:style-name="ce10" office:value-type="string" calcext:value-type="string">
            <text:p>single inverter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<text:a xlink:href="https://www.digikey.de/product-detail/en/texas-instruments/SN74AHC1G04DCKR/296-1090-6-ND/1849019" xlink:type="simple">https://www.digikey.de/product-detail/en/texas-instruments/SN74AHC1G04DCKR/296-1090-6-ND/1849019</text:a></text:p>
          </table:table-cell>
          <table:table-cell table:style-name="ce10" office:value-type="float" office:value="2.85" calcext:value-type="float">
            <text:p>2.85</text:p>
          </table:table-cell>
          <table:table-cell table:style-name="ce13" office:value-type="string" calcext:value-type="string">
            <text:p><text:a xlink:href="https://eu.mouser.com/ProductDetail/Texas-Instruments/SN74AHC1G04DCKR?qs=sGAEpiMZZMutVWjHE%2FYQwyQkZBn%2FF0sRNAu88jU27CU%3D" xlink:type="simple">https://eu.mouser.com/ProductDetail/Texas-Instruments/SN74AHC1G04DCKR?qs=sGAEpiMZZMutVWjHE%2FYQwyQkZBn%2FF0sRNAu88jU27CU%3D</text:a></text:p>
          </table:table-cell>
          <table:table-cell table:style-name="ce10" office:value-type="float" office:value="2.52" calcext:value-type="float">
            <text:p>2.52</text:p>
          </table:table-cell>
          <table:table-cell table:style-name="ce13" office:value-type="string" calcext:value-type="string">
            <text:p><text:a xlink:href="https://de.farnell.com/texas-instruments/sn74ahc1g04dckr/ic-inverter-gatter-1fach-smd-gz/dp/2436814?st=SN74AHC1G04DCKR" xlink:type="simple">https://de.farnell.com/texas-instruments/sn74ahc1g04dckr/ic-inverter-gatter-1fach-smd-gz/dp/2436814?st=SN74AHC1G04DCKR</text:a></text:p>
          </table:table-cell>
          <table:table-cell table:style-name="ce10" office:value-type="float" office:value="2.87" calcext:value-type="float">
            <text:p>2.87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2">
          <table:table-cell table:style-name="ce5" office:value-type="string" calcext:value-type="string">
            <text:p>151031VS06000</text:p>
          </table:table-cell>
          <table:table-cell office:value-type="string" calcext:value-type="string">
            <text:p>green led through ho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digikey.de/product-detail/en/wurth-electronics-inc/151031VS06000/732-5008-ND/4489988" xlink:type="simple">https://www.digikey.de/product-detail/en/wurth-electronics-inc/151031VS06000/732-5008-ND/4489988</text:a></text:p>
          </table:table-cell>
          <table:table-cell office:value-type="float" office:value="6.73" calcext:value-type="float">
            <text:p>6.73</text:p>
          </table:table-cell>
          <table:table-cell office:value-type="string" calcext:value-type="string">
            <text:p><text:a xlink:href="https://eu.mouser.com/ProductDetail/Wurth-Elektronik/151031VS06000?qs=%2Fha2pyFadujTAffQFAP0GLTsuDc6o6wEe1Qq%2FTuuxMyJJQMu9zJOcg%3D%3D" xlink:type="simple">https://eu.mouser.com/ProductDetail/Wurth-Elektronik/151031VS06000?qs=%2Fha2pyFadujTAffQFAP0GLTsuDc6o6wEe1Qq%2FTuuxMyJJQMu9zJOcg%3D%3D</text:a>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<text:a xlink:href="https://de.farnell.com/wurth-elektronik/151031vs06000/led-3mm-blaugr-n-20mcd-568nm/dp/2322130?ost=151031VS06000&amp;ddkey=https%3Ade-DE%2FElement14_Germany%2Fsearch" xlink:type="simple">https://de.farnell.com/wurth-elektronik/151031vs06000/led-3mm-blaugr-n-20mcd-568nm/dp/2322130?ost=151031VS06000&amp;ddkey=https%3Ade-DE%2FElement14_Germany%2Fsearch</text:a>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6" office:value-type="float" office:value="1935200" calcext:value-type="float">
            <text:p>1935200</text:p>
          </table:table-cell>
          <table:table-cell table:style-name="ce10" office:value-type="string" calcext:value-type="string">
            <text:p>screw terminal 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<text:a xlink:href="https://www.digikey.de/product-detail/en/phoenix-contact/1935200/277-1581-ND/568618" xlink:type="simple">https://www.digikey.de/product-detail/en/phoenix-contact/1935200/277-1581-ND/568618</text:a></text:p>
          </table:table-cell>
          <table:table-cell table:style-name="ce10" office:value-type="float" office:value="10.51" calcext:value-type="float">
            <text:p>10.51</text:p>
          </table:table-cell>
          <table:table-cell table:style-name="ce13" office:value-type="string" calcext:value-type="string">
            <text:p><text:a xlink:href="https://eu.mouser.com/ProductDetail/Phoenix-Contact/1935200?qs=sGAEpiMZZMuVJC7Vq%252BMl50V1x%2FrGxbyQ" xlink:type="simple">https://eu.mouser.com/ProductDetail/Phoenix-Contact/1935200?qs=sGAEpiMZZMuVJC7Vq%252BMl50V1x%2FrGxbyQ</text:a></text:p>
          </table:table-cell>
          <table:table-cell table:style-name="ce10" office:value-type="float" office:value="10.2" calcext:value-type="float">
            <text:p>10.2</text:p>
          </table:table-cell>
          <table:table-cell table:style-name="ce13" office:value-type="string" calcext:value-type="string">
            <text:p><text:a xlink:href="https://de.farnell.com/phoenix-contact/pt1-5-6-5-0-h/anschl-blck-pcb-schraub-5-0mm/dp/1793679?ost=1935200&amp;ddkey=https%3Ade-DE%2FElement14_Germany%2Fsearch" xlink:type="simple">https://de.farnell.com/phoenix-contact/pt1-5-6-5-0-h/anschl-blck-pcb-schraub-5-0mm/dp/1793679?ost=1935200&amp;ddkey=https%3Ade-DE%2FElement14_Germany%2Fsearch</text:a></text:p>
          </table:table-cell>
          <table:table-cell table:style-name="ce10" office:value-type="float" office:value="10.2" calcext:value-type="float">
            <text:p>10.2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pptc fuse 100mA 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digikey.de/product-detail/en/bel-fuse-inc/0ZCJ0010FF2E/507-1794-1-ND/4156222" xlink:type="simple">https://www.digikey.de/product-detail/en/bel-fuse-inc/0ZCJ0010FF2E/507-1794-1-ND/4156222</text:a>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a xlink:href="https://eu.mouser.com/ProductDetail/Bel-Fuse/0ZCJ0012FF2E?qs=sGAEpiMZZMsxR%252BBXi4wRUHZtKAyWcVPAKDrjEiPOyCLtM4F41FU0dw%3D%3D" xlink:type="simple">https://eu.mouser.com/ProductDetail/Bel-Fuse/0ZCJ0012FF2E?qs=sGAEpiMZZMsxR%252BBXi4wRUHZtKAyWcVPAKDrjEiPOyCLtM4F41FU0dw%3D%3D</text:a>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<text:a xlink:href="https://de.farnell.com/multicomp/mc36204/ptc-sicherung-r-ckst-smd-60v-100ma/dp/1861161RL?st=pptc" xlink:type="simple">https://de.farnell.com/multicomp/mc36204/ptc-sicherung-r-ckst-smd-60v-100ma/dp/1861161RL?st=pptc</text:a>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6" office:value-type="string" calcext:value-type="string">
            <text:p>1N4148</text:p>
          </table:table-cell>
          <table:table-cell table:style-name="ce10" office:value-type="string" calcext:value-type="string">
            <text:p>fast switching diode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string" calcext:value-type="string">
            <text:p><text:a xlink:href="https://www.digikey.de/product-detail/en/on-semiconductor/1N4148/1N4148FS-ND/458603" xlink:type="simple">https://www.digikey.de/product-detail/en/on-semiconductor/1N4148/1N4148FS-ND/458603</text:a></text:p>
          </table:table-cell>
          <table:table-cell table:style-name="ce10" office:value-type="float" office:value="2.94" calcext:value-type="float">
            <text:p>2.94</text:p>
          </table:table-cell>
          <table:table-cell table:style-name="ce13" office:value-type="string" calcext:value-type="string">
            <text:p><text:a xlink:href="https://eu.mouser.com/ProductDetail/ON-Semiconductor-Fairchild/1N4148?qs=sGAEpiMZZMudZehw8RjeZWbu6z6oTQTL" xlink:type="simple">https://eu.mouser.com/ProductDetail/ON-Semiconductor-Fairchild/1N4148?qs=sGAEpiMZZMudZehw8RjeZWbu6z6oTQTL</text:a></text:p>
          </table:table-cell>
          <table:table-cell table:style-name="ce10" office:value-type="float" office:value="1.8" calcext:value-type="float">
            <text:p>1.8</text:p>
          </table:table-cell>
          <table:table-cell table:style-name="ce13" office:value-type="string" calcext:value-type="string">
            <text:p><text:a xlink:href="https://de.farnell.com/vishay/1n4148-tap/kleinsignaldiode-100v-do204-ah/dp/2889103?st=1n4148" xlink:type="simple">https://de.farnell.com/vishay/1n4148-tap/kleinsignaldiode-100v-do204-ah/dp/2889103?st=1n4148</text:a></text:p>
          </table:table-cell>
          <table:table-cell table:style-name="ce10" office:value-type="float" office:value="4.93" calcext:value-type="float">
            <text:p>4.93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100uF 35V polar cap 10x10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de/product-detail/en/panasonic-electronic-components/EEE-FK1J101P/PCE3819CT-ND/766195" xlink:type="simple">https://www.digikey.de/product-detail/en/panasonic-electronic-components/EEE-FK1J101P/PCE3819CT-ND/766195</text:a>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<text:a xlink:href="https://eu.mouser.com/ProductDetail/Nichicon/UWT1V101MCL1GS?qs=sGAEpiMZZMtZ1n0r9vR22RxmuzErLMSVBmnA2mTwl6Q%3D" xlink:type="simple">https://eu.mouser.com/ProductDetail/Nichicon/UWT1V101MCL1GS?qs=sGAEpiMZZMtZ1n0r9vR22RxmuzErLMSVBmnA2mTwl6Q%3D</text:a>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<text:a xlink:href="https://de.farnell.com/vishay/mal218097002e3/kondensator-82-f-35v-20-radial/dp/2520816?st=elektrolyt%20kondensator%20smd" xlink:type="simple">https://de.farnell.com/vishay/mal218097002e3/kondensator-82-f-35v-20-radial/dp/2520816?st=elektrolyt%20kondensator%20smd</text:a>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/>
          <table:table-cell table:style-name="ce10" office:value-type="string" calcext:value-type="string">
            <text:p>10uF mlcc 35V 121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string" calcext:value-type="string">
            <text:p><text:a xlink:href="https://www.digikey.de/product-detail/en/taiyo-yuden/GMK325BJ106KN-T/587-1439-1-ND/1004070" xlink:type="simple">https://www.digikey.de/product-detail/en/taiyo-yuden/GMK325BJ106KN-T/587-1439-1-ND/1004070</text:a></text:p>
          </table:table-cell>
          <table:table-cell table:style-name="ce10" office:value-type="float" office:value="29.91" calcext:value-type="float">
            <text:p>29.91</text:p>
          </table:table-cell>
          <table:table-cell table:style-name="ce13" office:value-type="string" calcext:value-type="string">
            <text:p><text:a xlink:href="https://eu.mouser.com/ProductDetail/Murata-Electronics/GRM319R6YA106MA12D?qs=sGAEpiMZZMs0AnBnWHyRQKFZIQ7b73cdsa9s4tjo5unaC%2FP%2FwHH8EQ%3D%3D" xlink:type="simple">https://eu.mouser.com/ProductDetail/Murata-Electronics/GRM319R6YA106MA12D?qs=sGAEpiMZZMs0AnBnWHyRQKFZIQ7b73cdsa9s4tjo5unaC%2FP%2FwHH8EQ%3D%3D</text:a></text:p>
          </table:table-cell>
          <table:table-cell table:style-name="ce10" office:value-type="float" office:value="12.2" calcext:value-type="float">
            <text:p>12.2</text:p>
          </table:table-cell>
          <table:table-cell table:style-name="ce13" office:value-type="string" calcext:value-type="string">
            <text:p><text:a xlink:href="https://de.farnell.com/taiyo-yuden/gmk325bj106kn-t/kondensator-10-f-35v-10-x5r-1210/dp/1463373?st=mlcc" xlink:type="simple">https://de.farnell.com/taiyo-yuden/gmk325bj106kn-t/kondensator-10-f-35v-10-x5r-1210/dp/1463373?st=mlcc</text:a></text:p>
          </table:table-cell>
          <table:table-cell table:style-name="ce10" office:value-type="float" office:value="33.4" calcext:value-type="float">
            <text:p>33.4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100nF mlcc 35V 0603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digikey.de/product-detail/en/taiyo-yuden/GMK107B7104KAHT/587-3354-1-ND/4157241" xlink:type="simple">https://www.digikey.de/product-detail/en/taiyo-yuden/GMK107B7104KAHT/587-3354-1-ND/4157241</text:a>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<text:a xlink:href="https://eu.mouser.com/ProductDetail/Yageo/CC0603JPX7R9BB104?qs=sGAEpiMZZMs0AnBnWHyRQB9G40cLJQs4lzX0ziDZd8BY%252Bzn8Q0%2FCBw%3D%3D" xlink:type="simple">https://eu.mouser.com/ProductDetail/Yageo/CC0603JPX7R9BB104?qs=sGAEpiMZZMs0AnBnWHyRQB9G40cLJQs4lzX0ziDZd8BY%252Bzn8Q0%2FCBw%3D%3D</text:a>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<text:a xlink:href="https://de.farnell.com/avx/06031c104kat2a/kondensator-0-1-f-100v-10-x7r/dp/2749806?st=mlcc" xlink:type="simple">https://de.farnell.com/avx/06031c104kat2a/kondensator-0-1-f-100v-10-x7r/dp/2749806?st=mlcc</text:a>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/>
          <table:table-cell table:style-name="ce10" office:value-type="string" calcext:value-type="string">
            <text:p>20pF mlcc 50V NP0 0603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string" calcext:value-type="string">
            <text:p><text:a xlink:href="https://www.digikey.de/product-detail/en/yageo/CC0603JRNPO9BN200/311-1424-1-ND/2833730" xlink:type="simple">https://www.digikey.de/product-detail/en/yageo/CC0603JRNPO9BN200/311-1424-1-ND/2833730</text:a></text:p>
          </table:table-cell>
          <table:table-cell table:style-name="ce10" office:value-type="float" office:value="1.91" calcext:value-type="float">
            <text:p>1.91</text:p>
          </table:table-cell>
          <table:table-cell table:style-name="ce13" office:value-type="string" calcext:value-type="string">
            <text:p><text:a xlink:href="https://eu.mouser.com/ProductDetail/Yageo/CC0603JRNPO9BN200?qs=sGAEpiMZZMs0AnBnWHyRQIOKs%2FDjbJvG%2FINmtqidEMg%3D" xlink:type="simple">https://eu.mouser.com/ProductDetail/Yageo/CC0603JRNPO9BN200?qs=sGAEpiMZZMs0AnBnWHyRQIOKs%2FDjbJvG%2FINmtqidEMg%3D</text:a></text:p>
          </table:table-cell>
          <table:table-cell table:style-name="ce10" office:value-type="float" office:value="2.3" calcext:value-type="float">
            <text:p>2.3</text:p>
          </table:table-cell>
          <table:table-cell table:style-name="ce13" office:value-type="string" calcext:value-type="string">
            <text:p><text:a xlink:href="https://de.farnell.com/multicomp/mc0603n200j500ct/kondensator-20pf-50v-5-c0g-np0/dp/2627461?st=mlcc" xlink:type="simple">https://de.farnell.com/multicomp/mc0603n200j500ct/kondensator-20pf-50v-5-c0g-np0/dp/2627461?st=mlcc</text:a></text:p>
          </table:table-cell>
          <table:table-cell table:style-name="ce10" office:value-type="float" office:value="3.66" calcext:value-type="float">
            <text:p>3.66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100k R 0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digikey.de/product-detail/en/yageo/RC0603JR-07100KL/311-100KGRCT-ND/729645" xlink:type="simple">https://www.digikey.de/product-detail/en/yageo/RC0603JR-07100KL/311-100KGRCT-ND/729645</text:a>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a xlink:href="https://eu.mouser.com/ProductDetail/Vishay-Dale/CRCW0603100KFKEAC?qs=sGAEpiMZZMu61qfTUdNhG9bvwnXh9sSraqX7py72DYGW23emt3TZgQ%3D%3D" xlink:type="simple">https://eu.mouser.com/ProductDetail/Vishay-Dale/CRCW0603100KFKEAC?qs=sGAEpiMZZMu61qfTUdNhG9bvwnXh9sSraqX7py72DYGW23emt3TZgQ%3D%3D</text:a></text:p>
          </table:table-cell>
          <table:table-cell office:value-type="float" office:value="1.1" calcext:value-type="float">
            <text:p>1.1</text:p>
          </table:table-cell>
          <table:table-cell table:style-name="ce14" office:value-type="string" calcext:value-type="string">
            <text:p><text:a xlink:href="https://de.farnell.com/vishay/crcw0603100kfkea/dickschichtwiderstand-100k-1-0/dp/1469649?st=smd%20widerstand" xlink:type="simple">https://de.farnell.com/vishay/crcw0603100kfkea/dickschichtwiderstand-100k-1-0/dp/1469649?st=smd%20widerstand</text:a>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/>
          <table:table-cell table:style-name="ce10" office:value-type="string" calcext:value-type="string">
            <text:p>10k R 1% 0603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string" calcext:value-type="string">
            <text:p><text:a xlink:href="https://www.digikey.de/product-detail/en/yageo/RC0603FR-0710KL/311-10.0KHRCT-ND/729827" xlink:type="simple">https://www.digikey.de/product-detail/en/yageo/RC0603FR-0710KL/311-10.0KHRCT-ND/729827</text:a></text:p>
          </table:table-cell>
          <table:table-cell table:style-name="ce10" office:value-type="float" office:value="0.87" calcext:value-type="float">
            <text:p>0.87</text:p>
          </table:table-cell>
          <table:table-cell table:style-name="ce13" office:value-type="string" calcext:value-type="string">
            <text:p><text:a xlink:href="https://eu.mouser.com/ProductDetail/Vishay-Dale/CRCW060310K0FKEAC?qs=sGAEpiMZZMu61qfTUdNhG9bvwnXh9sSrH5TrRKoCf71SgwG4%252BM0wHg%3D%3D" xlink:type="simple">https://eu.mouser.com/ProductDetail/Vishay-Dale/CRCW060310K0FKEAC?qs=sGAEpiMZZMu61qfTUdNhG9bvwnXh9sSrH5TrRKoCf71SgwG4%252BM0wHg%3D%3D</text:a></text:p>
          </table:table-cell>
          <table:table-cell table:style-name="ce10" office:value-type="float" office:value="2.7" calcext:value-type="float">
            <text:p>2.7</text:p>
          </table:table-cell>
          <table:table-cell table:style-name="ce14" office:value-type="string" calcext:value-type="string">
            <text:p><text:a xlink:href="https://de.farnell.com/vishay/crcw060310k0fkea/dickschichtwiderstand-10k-1-0/dp/1469748?st=smd%20widerstand" xlink:type="simple">https://de.farnell.com/vishay/crcw060310k0fkea/dickschichtwiderstand-10k-1-0/dp/1469748?st=smd%20widerstand</text:a></text:p>
          </table:table-cell>
          <table:table-cell table:style-name="ce10" office:value-type="float" office:value="1.32" calcext:value-type="float">
            <text:p>1.32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52.3R 1% 0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digikey.de/product-detail/en/yageo/RC0603FR-0752R3L/311-52.3HRDKR-ND/733183" xlink:type="simple">https://www.digikey.de/product-detail/en/yageo/RC0603FR-0752R3L/311-52.3HRDKR-ND/733183</text:a>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<text:a xlink:href="https://eu.mouser.com/ProductDetail/Yageo/AC0603FR-0752R3L?qs=sGAEpiMZZMu61qfTUdNhG2gsBIEdmNID3bKC9EK4WEc%3D" xlink:type="simple">https://eu.mouser.com/ProductDetail/Yageo/AC0603FR-0752R3L?qs=sGAEpiMZZMu61qfTUdNhG2gsBIEdmNID3bKC9EK4WEc%3D</text:a></text:p>
          </table:table-cell>
          <table:table-cell office:value-type="float" office:value="0.7" calcext:value-type="float">
            <text:p>0.7</text:p>
          </table:table-cell>
          <table:table-cell table:style-name="ce14" office:value-type="string" calcext:value-type="string">
            <text:p><text:a xlink:href="https://de.farnell.com/multicomp/mcwr06x52r3ftl/dickschichtwiderstand-52r3-1-0/dp/2694892?st=smd%20widerstand" xlink:type="simple">https://de.farnell.com/multicomp/mcwr06x52r3ftl/dickschichtwiderstand-52r3-1-0/dp/2694892?st=smd%20widerstand</text:a>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6" office:value-type="string" calcext:value-type="string">
            <text:p>BAT46WJ</text:p>
          </table:table-cell>
          <table:table-cell table:style-name="ce10" office:value-type="string" calcext:value-type="string">
            <text:p>schottky diode 100V 250mA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<text:a xlink:href="https://www.digikey.de/product-detail/en/nexperia-usa-inc/BAT46WJ115/1727-4817-1-ND/2531304" xlink:type="simple">https://www.digikey.de/product-detail/en/nexperia-usa-inc/BAT46WJ115/1727-4817-1-ND/2531304</text:a></text:p>
          </table:table-cell>
          <table:table-cell table:style-name="ce10" office:value-type="float" office:value="2.61" calcext:value-type="float">
            <text:p>2.61</text:p>
          </table:table-cell>
          <table:table-cell table:style-name="ce14" office:value-type="string" calcext:value-type="string">
            <text:p><text:a xlink:href="https://eu.mouser.com/ProductDetail/Nexperia/BAT46WJ115?qs=sGAEpiMZZMvdQ1HW%252BA9zX8g2LC1ty7TH" xlink:type="simple">https://eu.mouser.com/ProductDetail/Nexperia/BAT46WJ115?qs=sGAEpiMZZMvdQ1HW%252BA9zX8g2LC1ty7TH</text:a></text:p>
          </table:table-cell>
          <table:table-cell table:style-name="ce10" office:value-type="float" office:value="2.14" calcext:value-type="float">
            <text:p>2.14</text:p>
          </table:table-cell>
          <table:table-cell table:style-name="ce14" office:value-type="string" calcext:value-type="string">
            <text:p><text:a xlink:href="https://de.farnell.com/nexperia/bat46wj-115/schottky-diode-100v-0-25a-sod323f/dp/1859908?st=BAT46WJ" xlink:type="simple">https://de.farnell.com/nexperia/bat46wj-115/schottky-diode-100v-0-25a-sod323f/dp/1859908?st=BAT46WJ</text:a></text:p>
          </table:table-cell>
          <table:table-cell table:style-name="ce10" office:value-type="float" office:value="2.53" calcext:value-type="float">
            <text:p>2.53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2">
          <table:table-cell table:style-name="ce5" office:value-type="string" calcext:value-type="string">
            <text:p>NR4018T220M</text:p>
          </table:table-cell>
          <table:table-cell office:value-type="string" calcext:value-type="string">
            <text:p>inductor 22uH 500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de/product-detail/en/taiyo-yuden/NR4018T220M/587-1667-1-ND/1008282" xlink:type="simple">https://www.digikey.de/product-detail/en/taiyo-yuden/NR4018T220M/587-1667-1-ND/1008282</text:a></text:p>
          </table:table-cell>
          <table:table-cell office:value-type="float" office:value="3.53" calcext:value-type="float">
            <text:p>3.53</text:p>
          </table:table-cell>
          <table:table-cell table:style-name="ce14" office:value-type="string" calcext:value-type="string">
            <text:p><text:a xlink:href="https://eu.mouser.com/ProductDetail/Taiyo-Yuden/NR4018T220M?qs=%2Fha2pyFaduiEi%2FfaPZ7j8WQNihi905WNzL1DeJEVNvUy%252BAYZP81fIA%3D%3D" xlink:type="simple">https://eu.mouser.com/ProductDetail/Taiyo-Yuden/NR4018T220M?qs=%2Fha2pyFaduiEi%2FfaPZ7j8WQNihi905WNzL1DeJEVNvUy%252BAYZP81fIA%3D%3D</text:a></text:p>
          </table:table-cell>
          <table:table-cell office:value-type="float" office:value="1.84" calcext:value-type="float">
            <text:p>1.84</text:p>
          </table:table-cell>
          <table:table-cell table:style-name="ce15" office:value-type="string" calcext:value-type="string">
            <text:p><text:a xlink:href="https://de.farnell.com/bourns/srn4018-220m/inductor-semi-shielded-22uh-900ma/dp/2408940?rpsku=rel3%3ANR4018T220M&amp;st=NR4018T220M" xlink:type="simple">https://de.farnell.com/bourns/srn4018-220m/inductor-semi-shielded-22uh-900ma/dp/2408940?rpsku=rel3%3ANR4018T220M&amp;st=NR4018T220M</text:a></text:p>
          </table:table-cell>
          <table:table-cell table:style-name="ce16" office:value-type="float" office:value="3.3" calcext:value-type="float">
            <text:p>3.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NUCLEO-F302R8</text:p>
          </table:table-cell>
          <table:table-cell table:style-name="ce10" office:value-type="string" calcext:value-type="string">
            <text:p>stm32 development board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<text:a xlink:href="https://www.digikey.de/products/en?keywords=NUCLEO-F302R8" xlink:type="simple">https://www.digikey.de/products/en?keywords=NUCLEO-F302R8</text:a></text:p>
          </table:table-cell>
          <table:table-cell table:style-name="ce10" office:value-type="float" office:value="19.6" calcext:value-type="float">
            <text:p>19.6</text:p>
          </table:table-cell>
          <table:table-cell table:style-name="ce14" office:value-type="string" calcext:value-type="string">
            <text:p><text:a xlink:href="https://eu.mouser.com/ProductDetail/STMicroelectronics/NUCLEO-F302R8?qs=sGAEpiMZZMu3sxpa5v1qrjJpfJ%2F%252BCrSi2n7piOKlWXU%3D" xlink:type="simple">https://eu.mouser.com/ProductDetail/STMicroelectronics/NUCLEO-F302R8?qs=sGAEpiMZZMu3sxpa5v1qrjJpfJ%2F%252BCrSi2n7piOKlWXU%3D</text:a></text:p>
          </table:table-cell>
          <table:table-cell table:style-name="ce10" office:value-type="float" office:value="18.74" calcext:value-type="float">
            <text:p>18.74</text:p>
          </table:table-cell>
          <table:table-cell table:style-name="ce14" office:value-type="string" calcext:value-type="string">
            <text:p><text:a xlink:href="https://de.farnell.com/stmicroelectronics/nucleo-f302r8/nucleo-board-mcu/dp/2424209?st=NUCLEO-F302R8" xlink:type="simple">https://de.farnell.com/stmicroelectronics/nucleo-f302r8/nucleo-board-mcu/dp/2424209?st=NUCLEO-F302R8</text:a></text:p>
          </table:table-cell>
          <table:table-cell table:style-name="ce10" office:value-type="float" office:value="20.18" calcext:value-type="float">
            <text:p>20.18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/>
          <table:table-cell table:style-name="ce10" office:value-type="string" calcext:value-type="string">
            <text:p>FrSky QX7 remote contro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3" office:value-type="string" calcext:value-type="string">
            <text:p><text:a xlink:href="https://www.conrad.de/de/p/frsky-taranis-q-x7-hand-fernsteuerung-2-4-ghz-anzahl-kanaele-16-1590638.html" xlink:type="simple">https://www.conrad.de/de/p/frsky-taranis-q-x7-hand-fernsteuerung-2-4-ghz-anzahl-kanaele-16-1590638.html</text:a></text:p>
          </table:table-cell>
          <table:table-cell table:style-name="ce18" office:value-type="float" office:value="277.3" calcext:value-type="float">
            <text:p>277.3</text:p>
          </table:table-cell>
        </table:table-row>
        <table:table-row table:style-name="ro2">
          <table:table-cell/>
          <table:table-cell office:value-type="string" calcext:value-type="string">
            <text:p>FrSky XM+ receiver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<text:a xlink:href="https://www.conrad.de/de/p/16-kanal-empfaenger-frsky-xm-sbus-2-4-ghz-1590641.html" xlink:type="simple">https://www.conrad.de/de/p/16-kanal-empfaenger-frsky-xm-sbus-2-4-ghz-1590641.html</text:a>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2">
          <table:table-cell table:style-name="ce4"/>
          <table:table-cell table:style-name="ce10" office:value-type="string" calcext:value-type="string">
            <text:p>Drucktaster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4" office:value-type="string" calcext:value-type="string">
            <text:p><text:a xlink:href="https://www.conrad.de/de/p/tru-components-tc-r13-24a1-05-rd-drucktaster-250-v-ac-1-5-a-1-x-aus-ein-tastend-1-st-1587869.html" xlink:type="simple">https://www.conrad.de/de/p/tru-components-tc-r13-24a1-05-rd-drucktaster-250-v-ac-1-5-a-1-x-aus-ein-tastend-1-st-1587869.html</text:a></text:p>
          </table:table-cell>
          <table:table-cell table:style-name="ce18" office:value-type="float" office:value="3.18" calcext:value-type="float">
            <text:p>3.18</text:p>
          </table:table-cell>
        </table:table-row>
        <table:table-row table:style-name="ro2">
          <table:table-cell/>
          <table:table-cell office:value-type="string" calcext:value-type="string">
            <text:p>IPEX MHF4 to RP-SMA adapter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<text:a xlink:href="https://www.conrad.de/de/p/pigtail-kabel-mhf4-rp-sma-rsma-30cm-fuer-m-2-wlan-3g-gps-800408409.html" xlink:type="simple">https://www.conrad.de/de/p/pigtail-kabel-mhf4-rp-sma-rsma-30cm-fuer-m-2-wlan-3g-gps-800408409.html</text:a></text:p>
          </table:table-cell>
          <table:table-cell office:value-type="float" office:value="14.2" calcext:value-type="float">
            <text:p>14.2</text:p>
          </table:table-cell>
        </table:table-row>
        <table:table-row table:style-name="ro2">
          <table:table-cell table:style-name="ce4"/>
          <table:table-cell table:style-name="ce10" office:value-type="string" calcext:value-type="string">
            <text:p>2.4GHz Antennen Verlängerung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4" office:value-type="string" calcext:value-type="string">
            <text:p><text:a xlink:href="https://www.conrad.de/de/p/digitus-wlan-antennen-verlaengerungskabel-1x-rp-sma-stecker-1x-rp-sma-buchse-1-50-m-schwarz-973986.html" xlink:type="simple">https://www.conrad.de/de/p/digitus-wlan-antennen-verlaengerungskabel-1x-rp-sma-stecker-1x-rp-sma-buchse-1-50-m-schwarz-973986.html</text:a></text:p>
          </table:table-cell>
          <table:table-cell table:style-name="ce18" office:value-type="float" office:value="36.96" calcext:value-type="float">
            <text:p>36.96</text:p>
          </table:table-cell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</table:table-row>
        <table:table-row table:style-name="ro2">
          <table:table-cell table:style-name="ce4"/>
          <table:table-cell table:style-name="ce10" office:value-type="string" calcext:value-type="string">
            <text:p>18650 LiIon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4" office:value-type="string" calcext:value-type="string">
            <text:p><text:a xlink:href="https://www.conrad.de/de/p/samsung-inr18650-35e-spezial-akku-18650-hochstromfaehig-flat-top-li-ion-3-6-v-3450-mah-1499572.html" xlink:type="simple">https://www.conrad.de/de/p/samsung-inr18650-35e-spezial-akku-18650-hochstromfaehig-flat-top-li-ion-3-6-v-3450-mah-1499572.html</text:a></text:p>
          </table:table-cell>
          <table:table-cell table:style-name="ce18" office:value-type="float" office:value="44.34" calcext:value-type="float">
            <text:p>44.34</text:p>
          </table:table-cell>
        </table:table-row>
        <table:table-row table:style-name="ro2">
          <table:table-cell/>
          <table:table-cell office:value-type="string" calcext:value-type="string">
            <text:p>Fenix ARE-C2 LiPo x4 Ladegerät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<text:a xlink:href="https://www.conrad.de/de/p/fenix-are-c2-rundzellen-ladegeraet-nicd-nimh-liion-10440-14500-16340-18650-26650-micro-aaa-mignon-aa-baby-1205975.html" xlink:type="simple">https://www.conrad.de/de/p/fenix-are-c2-rundzellen-ladegeraet-nicd-nimh-liion-10440-14500-16340-18650-26650-micro-aaa-mignon-aa-baby-1205975.html</text:a>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4"/>
          <table:table-cell table:style-name="ce10" table:number-columns-repeated="9"/>
          <table:table-cell table:style-name="ce18"/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</table:table-row>
        <table:table-row table:style-name="ro2">
          <table:table-cell table:style-name="ce4"/>
          <table:table-cell table:style-name="ce10" table:number-columns-repeated="9"/>
          <table:table-cell table:style-name="ce18"/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</table:table-row>
        <table:table-row table:style-name="ro2">
          <table:table-cell table:style-name="ce7"/>
          <table:table-cell table:style-name="ce11" table:number-columns-repeated="9"/>
          <table:table-cell table:style-name="ce19"/>
        </table:table-row>
        <table:table-row table:style-name="ro1">
          <table:table-cell table:style-name="Default"/>
          <table:table-cell table:style-name="Default" office:value-type="string" calcext:value-type="string">
            <text:p>SUM exklusive MwSt</text:p>
          </table:table-cell>
          <table:table-cell table:style-name="Default" table:number-columns-repeated="2"/>
          <table:table-cell table:style-name="Default" table:formula="of:=SUM([.E4:.E37])" office:value-type="float" office:value="143.45" calcext:value-type="float">
            <text:p>143.45</text:p>
          </table:table-cell>
          <table:table-cell table:style-name="Default"/>
          <table:table-cell table:style-name="Default" table:formula="of:=SUM([.G4:.G37])" office:value-type="float" office:value="112.07" calcext:value-type="float">
            <text:p>112.07</text:p>
          </table:table-cell>
          <table:table-cell table:style-name="Default"/>
          <table:table-cell table:style-name="Default" table:formula="of:=SUM([.I4:.I37])" office:value-type="float" office:value="160.65" calcext:value-type="float">
            <text:p>160.65</text:p>
          </table:table-cell>
          <table:table-cell table:style-name="Default"/>
          <table:table-cell table:style-name="Default" table:formula="of:=SUM([.K4:.K37])" office:value-type="float" office:value="456.62" calcext:value-type="float">
            <text:p>456.6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UM inklusive MwSt</text:p>
          </table:table-cell>
          <table:table-cell table:style-name="Default" table:number-columns-repeated="2"/>
          <table:table-cell table:style-name="Default" table:formula="of:=[.E38]*1.19" office:value-type="float" office:value="170.7055" calcext:value-type="float">
            <text:p>170.7055</text:p>
          </table:table-cell>
          <table:table-cell table:style-name="Default"/>
          <table:table-cell table:style-name="Default" table:formula="of:=[.G38]*1.19" office:value-type="float" office:value="133.3633" calcext:value-type="float">
            <text:p>133.3633</text:p>
          </table:table-cell>
          <table:table-cell table:style-name="Default"/>
          <table:table-cell table:style-name="Default" table:formula="of:=[.I38]*1.19" office:value-type="float" office:value="191.1735" calcext:value-type="float">
            <text:p>191.1735</text:p>
          </table:table-cell>
          <table:table-cell table:style-name="Default"/>
          <table:table-cell table:style-name="Default" table:formula="of:=[.K38]*1.19" office:value-type="float" office:value="543.3778" calcext:value-type="float">
            <text:p>543.3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16:23:13.604435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2:46:25.684891812</meta:creation-date>
    <meta:generator>LibreOffice/6.0.7.3$Linux_X86_64 LibreOffice_project/00m0$Build-3</meta:generator>
    <dc:date>2019-08-07T23:02:19.960518339</dc:date>
    <meta:editing-duration>PT5H57M20S</meta:editing-duration>
    <meta:editing-cycles>11</meta:editing-cycles>
    <meta:document-statistic meta:table-count="1" meta:cell-count="305" meta:object-count="0"/>
  </office:meta>
</office:document-meta>
</file>